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nscription sur le si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Inscrip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inscrip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à la base de données – Table « Utilisateur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Inscrip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d’inscription</text:p>
          </table:table-cell>
          <table:table-cell table:style-name="ce1"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Utilisateur »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Inscription</text:p>
          </table:table-cell>
          <table:table-cell table:style-name="ce1"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1:31.594373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1:35.026875109</dc:date>
    <meta:editing-duration>PT39M56S</meta:editing-duration>
    <meta:editing-cycles>8</meta:editing-cycles>
    <meta:document-statistic meta:table-count="1" meta:cell-count="33" meta:object-count="0"/>
  </office:meta>
</office:document-meta>
</file>